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onsolas" svg:font-family="Consolas" style:font-pitch="variable"/>
    <style:font-face style:name="Consolas1" svg:font-family="Consolas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pitch="variable"/>
    <style:font-face style:name="Noto Serif CJK KR1" svg:font-family="'Noto Serif CJK KR'" style:font-family-generic="roman" style:font-pitch="variable"/>
    <style:font-face style:name="Noto Serif CJK KR2" svg:font-family="'Noto Serif CJK KR'" style:font-family-generic="system" style:font-pitch="variable"/>
    <style:font-face style:name="OpenSymbol" svg:font-family="OpenSymbol" style:font-charset="x-symbol"/>
    <style:font-face style:name="Segoe UI" svg:font-family="'Segoe UI'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굴림" svg:font-family="굴림" style:font-family-generic="system" style:font-pitch="variable"/>
    <style:font-face style:name="맑은 고딕" svg:font-family="'맑은 고딕'" style:font-pitch="variable"/>
    <style:font-face style:name="맑은 고딕1" svg:font-family="'맑은 고딕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6%" fo:text-align="center" style:justify-single-word="false" fo:orphans="2" fo:widows="2" fo:hyphenation-ladder-count="no-limit" fo:hyphenation-keep="auto" loext:hyphenation-keep-type="column" fo:text-indent="0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orphans="2" fo:widows="2" fo:hyphenation-ladder-count="no-limit" fo:hyphenation-keep="auto" loext:hyphenation-keep-type="column" fo:text-indent="0cm" style:auto-text-indent="false" style:writing-mode="lr-tb"/>
      <style:text-properties style:font-name="Noto Serif CJK KR1" fo:font-size="11pt" style:font-size-asian="11pt" style:font-name-complex="Noto Sans Devanagari1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left="0cm" fo:margin-right="0cm" fo:margin-top="0.101cm" fo:margin-bottom="0.101cm" style:contextual-spacing="false" fo:line-height="115%" fo:text-align="start" style:justify-single-word="false" fo:orphans="2" fo:widows="2" fo:hyphenation-ladder-count="no-limit" fo:hyphenation-keep="auto" loext:hyphenation-keep-type="column" fo:text-indent="0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left="0cm" fo:margin-right="0cm" fo:margin-top="0.101cm" fo:margin-bottom="0.101cm" style:contextual-spacing="false" fo:line-height="115%" fo:text-align="start" style:justify-single-word="false" fo:orphans="2" fo:widows="2" fo:hyphenation-ladder-count="no-limit" fo:hyphenation-keep="auto" loext:hyphenation-keep-type="column" fo:text-indent="0cm" style:auto-text-indent="false" style:writing-mode="lr-tb"/>
      <style:text-properties style:font-name="Noto Serif CJK KR1" fo:font-size="11pt" style:font-size-asian="11pt" style:font-name-complex="Noto Sans Devanagari1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List_20_Paragraph" style:list-style-name="WWNum2">
      <style:paragraph-properties fo:margin-left="1.058cm" fo:margin-right="0cm" fo:margin-top="0.101cm" fo:margin-bottom="0.101cm" style:contextual-spacing="false" fo:line-height="115%" fo:text-align="start" style:justify-single-word="false" fo:orphans="2" fo:widows="2" fo:hyphenation-ladder-count="no-limit" fo:hyphenation-keep="auto" loext:hyphenation-keep-type="column" fo:text-indent="-0.706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List_20_Paragraph" style:list-style-name="WWNum3">
      <style:paragraph-properties fo:margin-left="1.058cm" fo:margin-right="0cm" fo:margin-top="0.101cm" fo:margin-bottom="0.101cm" style:contextual-spacing="false" fo:line-height="115%" fo:text-align="start" style:justify-single-word="false" fo:orphans="2" fo:widows="2" fo:hyphenation-ladder-count="no-limit" fo:hyphenation-keep="auto" loext:hyphenation-keep-type="column" fo:text-indent="-0.706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List_20_Paragraph" style:list-style-name="WWNum1">
      <style:paragraph-properties fo:margin-left="1.058cm" fo:margin-right="0cm" fo:margin-top="0.101cm" fo:margin-bottom="0.101cm" style:contextual-spacing="false" fo:line-height="115%" fo:text-align="start" style:justify-single-word="false" fo:orphans="2" fo:widows="2" fo:hyphenation-ladder-count="no-limit" fo:hyphenation-keep="auto" loext:hyphenation-keep-type="column" fo:text-indent="-0.706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 style:list-style-name="WWNum4">
      <style:paragraph-properties fo:margin-left="0.988cm" fo:margin-right="0cm" fo:margin-top="0.101cm" fo:margin-bottom="0.101cm" style:contextual-spacing="false" fo:line-height="115%" fo:text-align="start" style:justify-single-word="false" fo:orphans="2" fo:widows="2" fo:hyphenation-ladder-count="no-limit" fo:hyphenation-keep="auto" loext:hyphenation-keep-type="column" fo:text-indent="-0.635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10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fo:font-size="11pt" officeooo:paragraph-rsid="00052cf4" style:font-size-asian="11pt" style:font-size-complex="11pt"/>
    </style:style>
    <style:style style:name="T1" style:family="text">
      <style:text-properties style:font-name="Noto Serif CJK KR1" style:font-name-complex="Noto Sans Devanagari1" style:font-size-complex="12pt" style:language-complex="hi" style:country-complex="IN"/>
    </style:style>
    <style:style style:name="T2" style:family="text">
      <style:text-properties style:font-name="Consolas" fo:font-size="14pt" fo:font-weight="bold" style:letter-kerning="true" style:font-size-asian="14pt" style:font-weight-asian="bold" style:font-name-complex="맑은 고딕1" style:font-size-complex="14pt" style:language-complex="hi" style:country-complex="IN" style:font-weight-complex="bold"/>
    </style:style>
    <style:style style:name="T3" style:family="text">
      <style:text-properties style:font-name="Consolas" fo:font-size="14pt" fo:font-weight="bold" style:letter-kerning="true" style:font-size-asian="14pt" style:font-weight-asian="bold" style:font-name-complex="Noto Sans Devanagari1" style:font-size-complex="14pt" style:language-complex="hi" style:country-complex="IN" style:font-weight-complex="bold"/>
    </style:style>
    <style:style style:name="T4" style:family="text">
      <style:text-properties fo:font-size="14pt" fo:font-weight="bold" style:letter-kerning="true" style:font-size-asian="14pt" style:font-weight-asian="bold" style:font-name-complex="맑은 고딕1" style:font-size-complex="14pt" style:language-complex="hi" style:country-complex="IN" style:font-weight-complex="bold"/>
    </style:style>
    <style:style style:name="T5" style:family="text">
      <style:text-properties style:font-name="Noto Serif CJK KR1" fo:font-size="11pt" style:font-size-asian="11pt" style:font-name-complex="Noto Sans Devanagari1" style:language-complex="hi" style:country-complex="IN"/>
    </style:style>
    <style:style style:name="T6" style:family="text">
      <style:text-properties fo:font-size="11pt" style:letter-kerning="true" style:font-size-asian="11pt" style:font-name-complex="맑은 고딕1" style:language-complex="hi" style:country-complex="IN"/>
    </style:style>
    <style:style style:name="T7" style:family="text">
      <style:text-properties style:font-name="Consolas" fo:font-size="11pt" style:letter-kerning="true" style:font-size-asian="11pt" style:font-name-complex="Noto Sans Devanagari1" style:language-complex="hi" style:country-complex="IN"/>
    </style:style>
    <style:style style:name="T8" style:family="text">
      <style:text-properties fo:font-size="11pt" fo:font-weight="bold" style:letter-kerning="true" style:font-size-asian="11pt" style:font-weight-asian="bold" style:font-name-complex="맑은 고딕1" style:language-complex="hi" style:country-complex="IN" style:font-weight-complex="bold"/>
    </style:style>
    <style:style style:name="T9" style:family="text">
      <style:text-properties style:font-name="Consolas" fo:font-size="11pt" fo:font-weight="bold" style:letter-kerning="true" style:font-size-asian="11pt" style:font-weight-asian="bold" style:font-name-complex="Noto Sans Devanagari1" style:language-complex="hi" style:country-complex="IN" style:font-weight-complex="bold"/>
    </style:style>
    <style:style style:name="T10" style:family="text">
      <style:text-properties fo:font-size="11pt" fo:font-weight="bold" style:font-size-asian="11pt" style:font-weight-asian="bold" style:font-name-complex="맑은 고딕1" style:language-complex="hi" style:country-complex="IN" style:font-weight-complex="bold"/>
    </style:style>
    <style:style style:name="T11" style:family="text">
      <style:text-properties fo:font-size="11pt" style:font-size-asian="11pt" style:font-name-complex="맑은 고딕1" style:language-complex="hi" style:country-complex="IN"/>
    </style:style>
    <style:style style:name="T12" style:family="text">
      <style:text-properties style:font-name="Consolas1"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Consolas"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씬지로이드</text:span><text:span text:style-name="T3">(</text:span><text:span text:style-name="T4">씬지록신</text:span><text:span text:style-name="T3">) </text:span><text:span text:style-name="T4">복용</text:span><text:span text:style-name="T3"> </text:span><text:span text:style-name="T4">중</text:span><text:span text:style-name="T3"> </text:span></text:p>
      <text:p text:style-name="P1" loext:marker-style-name="T1"><text:span text:style-name="T4">갑상선</text:span><text:span text:style-name="T3"> </text:span><text:span text:style-name="T4">기능</text:span><text:span text:style-name="T3"> </text:span><text:span text:style-name="T4">검사</text:span><text:span text:style-name="T3">(T3, free T4, TSH) </text:span><text:span text:style-name="T4">채혈</text:span><text:span text:style-name="T3"> </text:span><text:span text:style-name="T4">시</text:span><text:span text:style-name="T3"> </text:span><text:span text:style-name="T4">주의사항</text:span></text:p>
      <text:p text:style-name="P2" loext:marker-style-name="T5"/>
      <text:p text:style-name="P3" loext:marker-style-name="T1"><text:span text:style-name="T6">복용</text:span><text:span text:style-name="T7"> </text:span><text:span text:style-name="T6">및</text:span><text:span text:style-name="T7"> </text:span><text:span text:style-name="T6">채혈</text:span><text:span text:style-name="T7"> </text:span><text:span text:style-name="T6">시점</text:span></text:p>
      <text:p text:style-name="P4" loext:marker-style-name="T5"/>
      <text:list text:style-name="WWNum2">
        <text:list-item>
          <text:p text:style-name="P5" loext:marker-style-name="T1"><text:span text:style-name="T8">평소</text:span><text:span text:style-name="T9"> </text:span><text:span text:style-name="T8">복용</text:span><text:span text:style-name="T9">: </text:span><text:span text:style-name="T8">아침</text:span><text:span text:style-name="T9"> </text:span><text:span text:style-name="T8">식사</text:span><text:span text:style-name="T9"> 30</text:span><text:span text:style-name="T8">분</text:span><text:span text:style-name="T9">~1</text:span><text:span text:style-name="T8">시간</text:span><text:span text:style-name="T9"> </text:span><text:span text:style-name="T8">전</text:span><text:span text:style-name="T9"> </text:span><text:span text:style-name="T8">맹물과</text:span><text:span text:style-name="T9"> </text:span><text:span text:style-name="T8">함께</text:span><text:span text:style-name="T9"> </text:span><text:span text:style-name="T8">복용</text:span><text:span text:style-name="T9"> </text:span><text:span text:style-name="T8">하십시오</text:span><text:span text:style-name="T9">.</text:span></text:p>
        </text:list-item>
        <text:list-item>
          <text:p text:style-name="P5" loext:marker-style-name="T1"><text:span text:style-name="T8">검사</text:span><text:span text:style-name="T9"> </text:span><text:span text:style-name="T8">당일</text:span><text:span text:style-name="T9">: </text:span><text:span text:style-name="T8">씬지로이드</text:span><text:span text:style-name="T9"> [</text:span><text:span text:style-name="T8">씬지록신</text:span><text:span text:style-name="T9">] </text:span><text:span text:style-name="T8">는</text:span><text:span text:style-name="T9"> </text:span><text:span text:style-name="T8">채혈</text:span><text:span text:style-name="T9"> </text:span><text:span text:style-name="T8">후</text:span><text:span text:style-name="T9"> </text:span><text:span text:style-name="T8">복용하십시오</text:span><text:span text:style-name="T9">.</text:span></text:p>
        </text:list-item>
        <text:list-item>
          <text:p text:style-name="P5" loext:marker-style-name="T1"><text:span text:style-name="T7">free T4 </text:span><text:span text:style-name="T6">영향</text:span><text:span text:style-name="T7">: </text:span><text:span text:style-name="T6">씬지로이드</text:span><text:span text:style-name="T7"> </text:span><text:span text:style-name="T6">복용</text:span><text:span text:style-name="T7"> </text:span><text:span text:style-name="T6">후</text:span><text:span text:style-name="T7"> </text:span><text:span text:style-name="T6">최소</text:span><text:span text:style-name="T7"> 4</text:span><text:span text:style-name="T6">시간</text:span><text:span text:style-name="T7"> </text:span><text:span text:style-name="T6">지나야</text:span><text:span text:style-name="T7"> free T4 </text:span><text:span text:style-name="T6">수치에</text:span><text:span text:style-name="T7"> </text:span><text:span text:style-name="T6">영향</text:span><text:span text:style-name="T7"> </text:span><text:span text:style-name="T6">최소화</text:span><text:span text:style-name="T7"> </text:span><text:span text:style-name="T6">됩니다</text:span><text:span text:style-name="T7">.</text:span></text:p>
        </text:list-item>
      </text:list>
      <text:p text:style-name="P4" loext:marker-style-name="T5"/>
      <text:p text:style-name="P3" loext:marker-style-name="T1"><text:span text:style-name="T6">검사</text:span><text:span text:style-name="T7"> </text:span><text:span text:style-name="T6">시간</text:span></text:p>
      <text:list text:style-name="WWNum3">
        <text:list-item>
          <text:p text:style-name="P6" loext:marker-style-name="T1"><text:span text:style-name="T6">최적</text:span><text:span text:style-name="T7"> </text:span><text:span text:style-name="T6">시간</text:span><text:span text:style-name="T7">: </text:span><text:span text:style-name="T6">아침</text:span><text:span text:style-name="T7"> </text:span><text:span text:style-name="T6">공복에</text:span><text:span text:style-name="T7"> </text:span><text:span text:style-name="T6">채혈</text:span></text:p>
        </text:list-item>
      </text:list>
      <text:p text:style-name="P4" loext:marker-style-name="T5"/>
      <text:p text:style-name="P3" loext:marker-style-name="T10"><text:span text:style-name="T8">다른</text:span><text:span text:style-name="T9"> </text:span><text:span text:style-name="T8">약물과의</text:span><text:span text:style-name="T9"> </text:span><text:span text:style-name="T8">간섭</text:span></text:p>
      <text:list xml:id="list2867542942" text:style-name="WWNum1">
        <text:list-item>
          <text:p text:style-name="P7" loext:marker-style-name="T1"><text:span text:style-name="T6">흡수</text:span><text:span text:style-name="T7"> </text:span><text:span text:style-name="T6">방해</text:span><text:span text:style-name="T7">: </text:span><text:span text:style-name="T6">칼슘제</text:span><text:span text:style-name="T7">, </text:span><text:span text:style-name="T6">철분제</text:span><text:span text:style-name="T7">, </text:span><text:span text:style-name="T6">제산제</text:span><text:span text:style-name="T7"> </text:span><text:span text:style-name="T6">등과</text:span><text:span text:style-name="T7"> </text:span><text:span text:style-name="T6">복용</text:span><text:span text:style-name="T7"> </text:span><text:span text:style-name="T6">시</text:span><text:span text:style-name="T7"> </text:span><text:span text:style-name="T6">최소</text:span><text:span text:style-name="T7"> 4</text:span><text:span text:style-name="T6">시간</text:span><text:span text:style-name="T7"> </text:span><text:span text:style-name="T6">간격</text:span><text:span text:style-name="T7"> </text:span><text:span text:style-name="T6">유지</text:span></text:p>
        </text:list-item>
      </text:list>
      <text:p text:style-name="P4" loext:marker-style-name="T5"/>
      <text:p text:style-name="P3" loext:marker-style-name="T1"><text:span text:style-name="T6">검사</text:span><text:span text:style-name="T7"> </text:span><text:span text:style-name="T6">전일</text:span><text:span text:style-name="T7"> </text:span><text:span text:style-name="T6">주의사항</text:span></text:p>
      <text:p text:style-name="P4" loext:marker-style-name="T5"/>
      <text:list text:style-name="WWNum4">
        <text:list-item>
          <text:p text:style-name="P8" loext:marker-style-name="T1"><text:span text:style-name="T6">카페인</text:span><text:span text:style-name="T7"> </text:span><text:span text:style-name="T6">제한</text:span><text:span text:style-name="T7">: </text:span><text:span text:style-name="T6">커피</text:span><text:span text:style-name="T7">, </text:span><text:span text:style-name="T6">녹차</text:span><text:span text:style-name="T7"> </text:span><text:span text:style-name="T6">등</text:span><text:span text:style-name="T7"> </text:span><text:span text:style-name="T6">카페인</text:span><text:span text:style-name="T7"> </text:span><text:span text:style-name="T6">음료</text:span><text:span text:style-name="T7"> </text:span><text:span text:style-name="T6">피하기</text:span><text:span text:style-name="T7">.</text:span></text:p>
        </text:list-item>
        <text:list-item>
          <text:p text:style-name="P8" loext:marker-style-name="T1"><text:span text:style-name="T6">충분한</text:span><text:span text:style-name="T7"> </text:span><text:span text:style-name="T6">수면</text:span><text:span text:style-name="T7">: </text:span><text:span text:style-name="T6">수면</text:span><text:span text:style-name="T7"> </text:span><text:span text:style-name="T6">부족은</text:span><text:span text:style-name="T7"> TSH </text:span><text:span text:style-name="T6">수치에</text:span><text:span text:style-name="T7"> </text:span><text:span text:style-name="T6">영향</text:span><text:span text:style-name="T7"> </text:span><text:span text:style-name="T6">줄</text:span><text:span text:style-name="T7"> </text:span><text:span text:style-name="T6">수</text:span><text:span text:style-name="T7"> </text:span><text:span text:style-name="T6">있습니다</text:span><text:span text:style-name="T7">.</text:span></text:p>
        </text:list-item>
      </text:list>
      <text:p text:style-name="P4" loext:marker-style-name="T5"/>
      <text:p text:style-name="P3" loext:marker-style-name="T11"><text:span text:style-name="T6">복용</text:span><text:span text:style-name="T7"> </text:span><text:span text:style-name="T6">패턴</text:span><text:span text:style-name="T7"> </text:span><text:span text:style-name="T6">유지</text:span></text:p>
      <text:list text:continue-list="list2867542942" text:style-name="WWNum1">
        <text:list-item>
          <text:p text:style-name="P7" loext:marker-style-name="T1"><text:span text:style-name="T6">일관성</text:span><text:span text:style-name="T7">: </text:span><text:span text:style-name="T6">검사</text:span><text:span text:style-name="T7"> </text:span><text:span text:style-name="T6">전</text:span><text:span text:style-name="T7"> </text:span><text:span text:style-name="T6">평소에</text:span><text:span text:style-name="T7"> </text:span><text:span text:style-name="T6">정해진</text:span><text:span text:style-name="T7"> </text:span><text:span text:style-name="T6">용량을</text:span><text:span text:style-name="T7"> </text:span><text:span text:style-name="T6">일정한</text:span><text:span text:style-name="T7"> </text:span><text:span text:style-name="T6">시간에</text:span><text:span text:style-name="T7"> </text:span><text:span text:style-name="T6">씬지로이드</text:span><text:span text:style-name="T7"> [</text:span><text:span text:style-name="T6">씬지록신</text:span><text:span text:style-name="T7">]</text:span><text:span text:style-name="T6">를</text:span><text:span text:style-name="T7"> </text:span><text:span text:style-name="T6">복용하십시오</text:span><text:span text:style-name="T7">.</text:span></text:p>
        </text:list-item>
      </text:list>
      <text:p text:style-name="P4" loext:marker-style-name="T5"/>
      <text:p text:style-name="P9"><text:span text:style-name="T8">의사</text:span><text:span text:style-name="T9"> </text:span><text:span text:style-name="T8">상담</text:span><text:span text:style-name="T9">: </text:span><text:span text:style-name="T8">씬지로이드</text:span><text:span text:style-name="T9"> [</text:span><text:span text:style-name="T8">씬지록신</text:span><text:span text:style-name="T9">] </text:span><text:span text:style-name="T8">복용</text:span><text:span text:style-name="T9"> </text:span><text:span text:style-name="T8">및</text:span><text:span text:style-name="T9"> </text:span><text:span text:style-name="T8">검사</text:span><text:span text:style-name="T9"> </text:span><text:span text:style-name="T8">관련</text:span><text:span text:style-name="T9"> </text:span><text:span text:style-name="T8">의사</text:span><text:span text:style-name="T9"> </text:span><text:span text:style-name="T8">지시를</text:span><text:span text:style-name="T9"> </text:span><text:span text:style-name="T8">준수하십시오</text:span><text:span text:style-name="T9">.</text:span></text:p>
      <text:p text:style-name="P10" loext:marker-style-name="T12"><text:span text:style-name="T1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onsolas" svg:font-family="Consolas" style:font-pitch="variable"/>
    <style:font-face style:name="Consolas1" svg:font-family="Consolas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pitch="variable"/>
    <style:font-face style:name="Noto Serif CJK KR1" svg:font-family="'Noto Serif CJK KR'" style:font-family-generic="roman" style:font-pitch="variable"/>
    <style:font-face style:name="Noto Serif CJK KR2" svg:font-family="'Noto Serif CJK KR'" style:font-family-generic="system" style:font-pitch="variable"/>
    <style:font-face style:name="OpenSymbol" svg:font-family="OpenSymbol" style:font-charset="x-symbol"/>
    <style:font-face style:name="Segoe UI" svg:font-family="'Segoe UI'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굴림" svg:font-family="굴림" style:font-family-generic="system" style:font-pitch="variable"/>
    <style:font-face style:name="맑은 고딕" svg:font-family="'맑은 고딕'" style:font-pitch="variable"/>
    <style:font-face style:name="맑은 고딕1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CJK KR1" fo:font-size="10pt" fo:language="en" fo:country="US" style:letter-kerning="true" style:font-name-asian="Noto Serif CJK KR2" style:font-size-asian="10pt" style:language-asian="ko" style:country-asian="KR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 CJK KR1" fo:font-size="10pt" fo:language="en" fo:country="US" style:letter-kerning="true" style:font-name-asian="Noto Serif CJK KR2" style:font-size-asian="10pt" style:language-asian="ko" style:country-asian="KR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411cm" fo:margin-top="0cm" fo:margin-bottom="0.282cm" style:contextual-spacing="false" fo:line-height="107%" fo:text-align="justify" style:justify-single-word="false" fo:orphans="0" fo:widows="0" style:vertical-align="auto"/>
      <style:text-properties style:font-name="맑은 고딕" fo:font-family="'맑은 고딕'" style:font-pitch="variable" fo:font-size="10pt" fo:language="en" fo:country="US" style:letter-kerning="true" style:font-name-asian="맑은 고딕1" style:font-family-asian="'맑은 고딕'" style:font-family-generic-asian="system" style:font-pitch-asian="variable" style:font-size-asian="10pt" style:language-asian="ko" style:country-asian="KR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Noto Serif CJK KR" fo:font-family="'Noto Serif CJK KR'" style:font-pitch="variable" fo:font-size="10pt" style:font-size-asian="10pt"/>
    </style:style>
    <style:style style:name="ListLabel_20_2" style:display-name="ListLabel 2" style:family="text">
      <style:text-properties style:font-name="Noto Serif CJK KR" fo:font-family="'Noto Serif CJK KR'" style:font-pitch="variable" fo:font-size="10pt" style:font-size-asian="10pt"/>
    </style:style>
    <style:style style:name="ListLabel_20_3" style:display-name="ListLabel 3" style:family="text">
      <style:text-properties style:font-name="Noto Serif CJK KR" fo:font-family="'Noto Serif CJK KR'" style:font-pitch="variable" fo:font-size="10pt" style:font-size-asian="10pt"/>
    </style:style>
    <style:style style:name="ListLabel_20_4" style:display-name="ListLabel 4" style:family="text">
      <style:text-properties style:font-name="Noto Serif CJK KR" fo:font-family="'Noto Serif CJK KR'" style:font-pitch="variable" fo:font-size="10pt" style:font-size-asian="10pt"/>
    </style:style>
    <style:style style:name="ListLabel_20_5" style:display-name="ListLabel 5" style:family="text">
      <style:text-properties style:font-name="Noto Serif CJK KR" fo:font-family="'Noto Serif CJK KR'" style:font-pitch="variable" fo:font-size="10pt" style:font-size-asian="10pt"/>
    </style:style>
    <style:style style:name="ListLabel_20_6" style:display-name="ListLabel 6" style:family="text">
      <style:text-properties style:font-name="Noto Serif CJK KR" fo:font-family="'Noto Serif CJK KR'" style:font-pitch="variable" fo:font-size="10pt" style:font-size-asian="10pt"/>
    </style:style>
    <style:style style:name="ListLabel_20_7" style:display-name="ListLabel 7" style:family="text">
      <style:text-properties style:font-name="Noto Serif CJK KR" fo:font-family="'Noto Serif CJK KR'" style:font-pitch="variable" fo:font-size="10pt" style:font-size-asian="10pt"/>
    </style:style>
    <style:style style:name="ListLabel_20_8" style:display-name="ListLabel 8" style:family="text">
      <style:text-properties style:font-name="Noto Serif CJK KR" fo:font-family="'Noto Serif CJK KR'" style:font-pitch="variable" fo:font-size="10pt" style:font-size-asian="10pt"/>
    </style:style>
    <style:style style:name="ListLabel_20_9" style:display-name="ListLabel 9" style:family="text">
      <style:text-properties style:font-name="Noto Serif CJK KR" fo:font-family="'Noto Serif CJK KR'" style:font-pitch="variable" fo:font-size="10pt" style:font-size-asian="10pt"/>
    </style:style>
    <style:style style:name="ListLabel_20_10" style:display-name="ListLabel 10" style:family="text">
      <style:text-properties style:font-name="Noto Serif CJK KR" fo:font-family="'Noto Serif CJK KR'" style:font-pitch="variable" fo:font-size="10pt" style:font-size-asian="10pt"/>
    </style:style>
    <style:style style:name="ListLabel_20_11" style:display-name="ListLabel 11" style:family="text">
      <style:text-properties style:font-name="Noto Serif CJK KR" fo:font-family="'Noto Serif CJK KR'" style:font-pitch="variable" fo:font-size="10pt" style:font-size-asian="10pt"/>
    </style:style>
    <style:style style:name="ListLabel_20_12" style:display-name="ListLabel 12" style:family="text">
      <style:text-properties style:font-name="Noto Serif CJK KR" fo:font-family="'Noto Serif CJK KR'" style:font-pitch="variable" fo:font-size="10pt" style:font-size-asian="10pt"/>
    </style:style>
    <style:style style:name="ListLabel_20_13" style:display-name="ListLabel 13" style:family="text">
      <style:text-properties style:font-name="Noto Serif CJK KR" fo:font-family="'Noto Serif CJK KR'" style:font-pitch="variable" fo:font-size="10pt" style:font-size-asian="10pt"/>
    </style:style>
    <style:style style:name="ListLabel_20_14" style:display-name="ListLabel 14" style:family="text">
      <style:text-properties style:font-name="Noto Serif CJK KR" fo:font-family="'Noto Serif CJK KR'" style:font-pitch="variable" fo:font-size="10pt" style:font-size-asian="10pt"/>
    </style:style>
    <style:style style:name="ListLabel_20_15" style:display-name="ListLabel 15" style:family="text">
      <style:text-properties style:font-name="Noto Serif CJK KR" fo:font-family="'Noto Serif CJK KR'" style:font-pitch="variable" fo:font-size="10pt" style:font-size-asian="10pt"/>
    </style:style>
    <style:style style:name="ListLabel_20_16" style:display-name="ListLabel 16" style:family="text">
      <style:text-properties style:font-name="Noto Serif CJK KR" fo:font-family="'Noto Serif CJK KR'" style:font-pitch="variable" fo:font-size="10pt" style:font-size-asian="10pt"/>
    </style:style>
    <style:style style:name="ListLabel_20_17" style:display-name="ListLabel 17" style:family="text">
      <style:text-properties style:font-name="Noto Serif CJK KR" fo:font-family="'Noto Serif CJK KR'" style:font-pitch="variable" fo:font-size="10pt" style:font-size-asian="10pt"/>
    </style:style>
    <style:style style:name="ListLabel_20_18" style:display-name="ListLabel 18" style:family="text">
      <style:text-properties style:font-name="Noto Serif CJK KR" fo:font-family="'Noto Serif CJK KR'" style:font-pitch="variable" fo:font-size="10pt" style:font-size-asian="10pt"/>
    </style:style>
    <style:style style:name="ListLabel_20_19" style:display-name="ListLabel 19" style:family="text">
      <style:text-properties style:font-name="Noto Serif CJK KR" fo:font-family="'Noto Serif CJK KR'" style:font-pitch="variable" fo:font-size="10pt" style:font-size-asian="10pt"/>
    </style:style>
    <style:style style:name="ListLabel_20_20" style:display-name="ListLabel 20" style:family="text">
      <style:text-properties style:font-name="Noto Serif CJK KR" fo:font-family="'Noto Serif CJK KR'" style:font-pitch="variable" fo:font-size="10pt" style:font-size-asian="10pt"/>
    </style:style>
    <style:style style:name="ListLabel_20_21" style:display-name="ListLabel 21" style:family="text">
      <style:text-properties style:font-name="Noto Serif CJK KR" fo:font-family="'Noto Serif CJK KR'" style:font-pitch="variable" fo:font-size="10pt" style:font-size-asian="10pt"/>
    </style:style>
    <style:style style:name="ListLabel_20_22" style:display-name="ListLabel 22" style:family="text">
      <style:text-properties style:font-name="Noto Serif CJK KR" fo:font-family="'Noto Serif CJK KR'" style:font-pitch="variable" fo:font-size="10pt" style:font-size-asian="10pt"/>
    </style:style>
    <style:style style:name="ListLabel_20_23" style:display-name="ListLabel 23" style:family="text">
      <style:text-properties style:font-name="Noto Serif CJK KR" fo:font-family="'Noto Serif CJK KR'" style:font-pitch="variable" fo:font-size="10pt" style:font-size-asian="10pt"/>
    </style:style>
    <style:style style:name="ListLabel_20_24" style:display-name="ListLabel 24" style:family="text">
      <style:text-properties style:font-name="Noto Serif CJK KR" fo:font-family="'Noto Serif CJK KR'" style:font-pitch="variable" fo:font-size="10pt" style:font-size-asian="10pt"/>
    </style:style>
    <style:style style:name="ListLabel_20_25" style:display-name="ListLabel 25" style:family="text">
      <style:text-properties style:font-name="Noto Serif CJK KR" fo:font-family="'Noto Serif CJK KR'" style:font-pitch="variable" fo:font-size="10pt" style:font-size-asian="10pt"/>
    </style:style>
    <style:style style:name="ListLabel_20_26" style:display-name="ListLabel 26" style:family="text">
      <style:text-properties style:font-name="Noto Serif CJK KR" fo:font-family="'Noto Serif CJK KR'" style:font-pitch="variable" fo:font-size="10pt" style:font-size-asian="10pt"/>
    </style:style>
    <style:style style:name="ListLabel_20_27" style:display-name="ListLabel 27" style:family="text">
      <style:text-properties style:font-name="Noto Serif CJK KR" fo:font-family="'Noto Serif CJK KR'" style:font-pitch="variable" fo:font-size="10pt" style:font-size-asian="10pt"/>
    </style:style>
    <style:style style:name="ListLabel_20_28" style:display-name="ListLabel 28" style:family="text">
      <style:text-properties style:font-name="Noto Serif CJK KR" fo:font-family="'Noto Serif CJK KR'" style:font-pitch="variable" fo:font-size="10pt" style:font-size-asian="10pt"/>
    </style:style>
    <style:style style:name="ListLabel_20_29" style:display-name="ListLabel 29" style:family="text">
      <style:text-properties style:font-name="Noto Serif CJK KR" fo:font-family="'Noto Serif CJK KR'" style:font-pitch="variable" fo:font-size="10pt" style:font-size-asian="10pt"/>
    </style:style>
    <style:style style:name="ListLabel_20_30" style:display-name="ListLabel 30" style:family="text">
      <style:text-properties style:font-name="Noto Serif CJK KR" fo:font-family="'Noto Serif CJK KR'" style:font-pitch="variable" fo:font-size="10pt" style:font-size-asian="10pt"/>
    </style:style>
    <style:style style:name="ListLabel_20_31" style:display-name="ListLabel 31" style:family="text">
      <style:text-properties style:font-name="Noto Serif CJK KR" fo:font-family="'Noto Serif CJK KR'" style:font-pitch="variable" fo:font-size="10pt" style:font-size-asian="10pt"/>
    </style:style>
    <style:style style:name="ListLabel_20_32" style:display-name="ListLabel 32" style:family="text">
      <style:text-properties style:font-name="Noto Serif CJK KR" fo:font-family="'Noto Serif CJK KR'" style:font-pitch="variable" fo:font-size="10pt" style:font-size-asian="10pt"/>
    </style:style>
    <style:style style:name="ListLabel_20_33" style:display-name="ListLabel 33" style:family="text">
      <style:text-properties style:font-name="Noto Serif CJK KR" fo:font-family="'Noto Serif CJK KR'" style:font-pitch="variable" fo:font-size="10pt" style:font-size-asian="10pt"/>
    </style:style>
    <style:style style:name="ListLabel_20_34" style:display-name="ListLabel 34" style:family="text">
      <style:text-properties style:font-name="Noto Serif CJK KR" fo:font-family="'Noto Serif CJK KR'" style:font-pitch="variable" fo:font-size="10pt" style:font-size-asian="10pt"/>
    </style:style>
    <style:style style:name="ListLabel_20_35" style:display-name="ListLabel 35" style:family="text">
      <style:text-properties style:font-name="Noto Serif CJK KR" fo:font-family="'Noto Serif CJK KR'" style:font-pitch="variable" fo:font-size="10pt" style:font-size-asian="10pt"/>
    </style:style>
    <style:style style:name="ListLabel_20_36" style:display-name="ListLabel 36" style:family="text">
      <style:text-properties style:font-name="Noto Serif CJK KR" fo:font-family="'Noto Serif CJK KR'" style:font-pitch="variable"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08:59:11.930131186</meta:creation-date>
    <dc:date>2025-02-16T09:17:43.984809018</dc:date>
    <meta:editing-duration>PT8M4S</meta:editing-duration>
    <meta:editing-cycles>1</meta:editing-cycles>
    <meta:document-statistic meta:table-count="0" meta:image-count="0" meta:object-count="0" meta:page-count="1" meta:paragraph-count="16" meta:word-count="325" meta:character-count="450" meta:non-whitespace-character-count="348"/>
    <meta:generator>LibreOffice/24.8.4.2$Linux_X86_64 LibreOffice_project/3e97788786b20d724e2ed0ea7a111abce73cab63</meta:generator>
  </office:meta>
</office:document-meta>
</file>